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1" svg:font-family="Cambria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ff" style:font-name="Courier New" fo:font-size="12pt" fo:font-weight="bold" style:font-name-asian="Calibri1" style:font-size-asian="12pt" style:font-weight-asian="bold" style:font-name-complex="Courier New1" style:font-size-complex="12pt"/>
    </style:style>
    <style:style style:name="P3" style:family="paragraph" style:parent-style-name="Standard">
      <style:text-properties officeooo:rsid="0024fa7e" officeooo:paragraph-rsid="0024fa7e"/>
    </style:style>
    <style:style style:name="P4" style:family="paragraph" style:parent-style-name="Standard">
      <style:text-properties style:font-name="Cambria1" fo:font-size="12pt" fo:font-weight="bold" officeooo:rsid="0024fa7e" officeooo:paragraph-rsid="0024fa7e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Cambria" fo:font-size="12pt" style:font-name-asian="MS Mincho" style:font-size-asian="12pt" style:font-name-complex="Times New Roman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Cambria" fo:font-size="12pt" officeooo:rsid="0024fa7e" officeooo:paragraph-rsid="0024fa7e" style:font-name-asian="MS Mincho" style:font-size-asian="12pt" style:font-name-complex="Times New Roman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Cambria" fo:font-size="12pt" fo:font-weight="bold" style:font-name-asian="MS Mincho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Cambria" fo:font-size="12pt" fo:font-weight="bold" officeooo:rsid="001f67c4" officeooo:paragraph-rsid="001f67c4" style:font-name-asian="MS Mincho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Cambria" fo:font-size="12pt" fo:font-weight="bold" officeooo:rsid="00205676" officeooo:paragraph-rsid="00205676" style:font-name-asian="MS Mincho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Cambria" fo:font-size="12pt" fo:font-weight="bold" officeooo:rsid="002211a6" officeooo:paragraph-rsid="002211a6" style:font-name-asian="MS Mincho" style:font-size-asian="12pt" style:font-weight-asian="bold" style:font-name-complex="Times New Roman" style:font-size-complex="12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Cambria" fo:font-size="12pt" fo:font-weight="bold" officeooo:rsid="002211a6" officeooo:paragraph-rsid="00238643" style:font-name-asian="MS Mincho" style:font-size-asian="12pt" style:font-weight-asian="bold" style:font-name-complex="Times New Roman" style:font-size-complex="12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Cambria" fo:font-size="12pt" fo:font-weight="bold" officeooo:rsid="00238643" officeooo:paragraph-rsid="00238643" style:font-name-asian="MS Mincho" style:font-size-asian="12pt" style:font-weight-asian="bold" style:font-name-complex="Times New Roman" style:font-size-complex="12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Cambria" fo:font-size="12pt" fo:font-weight="bold" officeooo:rsid="0024fa7e" officeooo:paragraph-rsid="0024fa7e" style:font-name-asian="MS Mincho" style:font-size-asian="12pt" style:font-weight-asian="bold" style:font-name-complex="Times New Roman" style:font-size-complex="12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Cambria" fo:font-size="14pt" style:font-name-asian="MS Mincho" style:font-size-asian="14pt" style:font-name-complex="Times New Roman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0000ff" style:font-name="Courier New" fo:font-size="12pt" fo:font-weight="bold" style:font-size-asian="12pt" style:font-weight-asian="bold"/>
    </style:style>
    <style:style style:name="P18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Cambria" fo:font-size="12pt" style:font-name-asian="MS Mincho" style:font-size-asian="12pt" style:font-name-complex="Times New Roman" style:font-size-complex="12pt"/>
    </style:style>
    <style:style style:name="T1" style:family="text">
      <style:text-properties style:font-name="Cambria" fo:font-size="16pt" style:font-name-asian="Calibri1" style:font-size-asian="16pt" style:font-name-complex="Times New Roman" style:font-size-complex="16pt"/>
    </style:style>
    <style:style style:name="T2" style:family="text">
      <style:text-properties style:font-name="Cambria" fo:font-size="16pt" style:font-name-asian="MS Mincho" style:font-size-asian="16pt" style:font-name-complex="Times New Roman" style:font-size-complex="16pt"/>
    </style:style>
    <style:style style:name="T3" style:family="text">
      <style:text-properties style:font-name="Cambria" style:font-name-asian="Calibri1" style:font-name-complex="Times New Roman"/>
    </style:style>
    <style:style style:name="T4" style:family="text">
      <style:text-properties style:font-name="Cambria" fo:font-size="20pt" fo:font-weight="bold" style:font-name-asian="Calibri1" style:font-size-asian="20pt" style:font-weight-asian="bold" style:font-name-complex="Times New Roman" style:font-size-complex="20pt"/>
    </style:style>
    <style:style style:name="T5" style:family="text">
      <style:text-properties style:font-name="Cambria" fo:font-size="12pt" style:font-name-asian="MS Mincho" style:font-size-asian="12pt" style:font-name-complex="Times New Roman" style:font-size-complex="12pt"/>
    </style:style>
    <style:style style:name="T6" style:family="text">
      <style:text-properties style:font-name="Cambria" fo:font-size="12pt" style:font-name-asian="MS Mincho" style:font-size-asian="12pt" style:font-name-complex="Courier New1" style:font-size-complex="12pt"/>
    </style:style>
    <style:style style:name="T7" style:family="text">
      <style:text-properties style:font-name="Cambria" fo:font-size="12pt" fo:font-style="italic" style:font-name-asian="MS Mincho" style:font-size-asian="12pt" style:font-style-asian="italic" style:font-name-complex="Times New Roman" style:font-size-complex="12pt" style:font-style-complex="italic"/>
    </style:style>
    <style:style style:name="T8" style:family="text">
      <style:text-properties style:font-name="Cambria" fo:font-size="12pt" fo:font-weight="bold" style:font-name-asian="MS Mincho" style:font-size-asian="12pt" style:font-weight-asian="bold" style:font-name-complex="Times New Roman" style:font-size-complex="12pt" style:font-weight-complex="bold"/>
    </style:style>
    <style:style style:name="T9" style:family="text">
      <style:text-properties style:font-name="Cambria" fo:font-size="14pt" fo:font-weight="bold" style:font-name-asian="MS Mincho" style:font-size-asian="14pt" style:font-weight-asian="bold" style:font-name-complex="Times New Roman" style:font-size-complex="14pt"/>
    </style:style>
    <style:style style:name="T10" style:family="text">
      <style:text-properties fo:color="#0000ff" style:font-name="Courier New" fo:font-size="12pt" fo:font-weight="bold" style:font-name-asian="Calibri1" style:font-size-asian="12pt" style:font-weight-asian="bold" style:font-name-complex="Courier New1" style:font-size-complex="12pt"/>
    </style:style>
    <style:style style:name="T11" style:family="text">
      <style:text-properties fo:color="#0000ff" style:font-name="Courier New" fo:font-size="12pt" fo:font-weight="bold" style:font-name-asian="Calibri1" style:font-size-asian="12pt" style:font-weight-asian="bold" style:font-name-complex="Courier New1" style:font-size-complex="12pt" style:font-style-complex="italic"/>
    </style:style>
    <style:style style:name="T12" style:family="text">
      <style:text-properties fo:color="#0000ff" style:font-name="Courier New" fo:font-size="12pt" fo:font-weight="bold" style:font-name-asian="MS Mincho" style:font-size-asian="12pt" style:font-weight-asian="bold" style:font-name-complex="Courier New1" style:font-size-complex="12pt"/>
    </style:style>
    <style:style style:name="T13" style:family="text">
      <style:text-properties fo:color="#0000ff" style:font-name="Courier New" fo:font-size="12pt" fo:font-weight="bold" style:font-size-asian="12pt" style:font-weight-asian="bold"/>
    </style:style>
    <style:style style:name="T14" style:family="text">
      <style:text-properties officeooo:rsid="002211a6"/>
    </style:style>
    <style:style style:name="T15" style:family="text">
      <style:text-properties officeooo:rsid="0024fa7e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><text:span text:style-name="T1">Math 338</text:span><text:span text:style-name="T3"><text:tab/> <text:s text:c="13"/><text:tab/></text:span><text:span text:style-name="T4"> <text:s text:c="7"/>Lab Assignment #21 <text:s text:c="2"/></text:span><text:span text:style-name="T1"><text:s text:c="5"/><text:tab/><text:tab/>Fall 2019</text:span></text:p>
      <text:p text:style-name="P5"/>
      <text:p text:style-name="P15"><text:span text:style-name="T5">In this lab, we will explore the theory of </text:span><text:span text:style-name="T7">t</text:span><text:span text:style-name="T5"> confidence intervals for a population mean. The formula for the CI using a t critical value is given by:</text:span></text:p>
      <text:p text:style-name="P5"/>
      <text:p text:style-name="P16"><draw:frame draw:style-name="fr1" draw:name="Object1" text:anchor-type="as-char" svg:width="0.4535in" svg:height="0.198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6"><text:span text:style-name="T5">where </text:span><text:span text:style-name="T5"><draw:frame draw:style-name="fr1" draw:name="Object2" text:anchor-type="as-char" svg:width="0.5799in" svg:height="0.6075in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5"> </text:span></text:p>
      <text:p text:style-name="P14"/>
      <text:p text:style-name="P15"><text:span text:style-name="T5">(Recall that it is standard to just write t*; however, I am using t** to reinforce that this is the same value as used for a N-P test with a two-sided critical region with α = 1 – C)</text:span></text:p>
      <text:p text:style-name="P5"/>
      <text:p text:style-name="P15"><text:span text:style-name="T5">Recreate the simulated squirrels dataset from Lab 15:</text:span></text:p>
      <text:p text:style-name="P5"/>
      <text:p text:style-name="Standard"><text:span text:style-name="T10">&gt; n_squirrels &lt;- 4</text:span></text:p>
      <text:p text:style-name="Standard"><text:span text:style-name="T10">&gt; n_samples &lt;- 1000</text:span></text:p>
      <text:p text:style-name="Standard"><text:span text:style-name="T10">&gt; normal_matrix &lt;- matrix(0, nrow = n_samples, ncol = n_squirrels) # initialize a matrix containing the actual random draws</text:span></text:p>
      <text:p text:style-name="P2"/>
      <text:p text:style-name="Standard"><text:span text:style-name="T10">&gt; set.seed(338) <text:s/># reset seed</text:span></text:p>
      <text:p text:style-name="Standard"><text:span text:style-name="T10">&gt; for(i in 1:n_samples){ <text:s/># a for loop - do this n_samples times</text:span></text:p>
      <text:p text:style-name="Standard"><text:span text:style-name="T10">+ <text:s/>normal_matrix[i,] &lt;- rnorm(n = n_squirrels, mean = 1.7, sd = 0.5)</text:span></text:p>
      <text:p text:style-name="Standard"><text:span text:style-name="T10">+ } <text:s/># there is actually an easier way to do this in R, but we code it this way to illustrate conceptually what is actually being done</text:span></text:p>
      <text:p text:style-name="P2"/>
      <text:p text:style-name="Standard"><text:span text:style-name="T10">&gt; mean_vector &lt;- apply(normal_matrix, 1, mean)</text:span></text:p>
      <text:p text:style-name="Standard"><text:span text:style-name="T10">&gt; sd_vector &lt;- apply(normal_matrix, 1, sd)</text:span></text:p>
      <text:p text:style-name="P15"><text:span text:style-name="T11">&gt; squirrel_df &lt;- data.frame(mean = mean_vector, sd = sd_vector)</text:span></text:p>
      <text:p text:style-name="P5"/>
      <text:p text:style-name="P15"><text:span text:style-name="T5">Recall that </text:span><text:span text:style-name="T11">squirrel_df </text:span><text:span text:style-name="T5">contains the sample mean and sample standard deviation of 1000 simulated samples of size 4 from a N(1.7, 0.5) distribution. Although we do know in this simulation the true population standard deviation, we will pretend that we don’t and so have to estimate it from the sample.</text:span></text:p>
      <text:p text:style-name="P5"/>
      <text:p text:style-name="P15"><text:span text:style-name="T5">We know the sample mean, sample standard deviation, and sample size for each sample. Therefore, once we find the appropriate t** value, we can find the confidence interval for each sample. Remember that the t** value changes depending on the confidence level. For this lab, let’s assume a 95% confidence level.</text:span></text:p>
      <text:p text:style-name="P5"/>
      <text:p text:style-name="P5"/>
      <text:p text:style-name="P15"><text:span text:style-name="T9"/></text:p>
      <text:p text:style-name="P15"><text:soft-page-break/><text:span text:style-name="T9">Question #1</text:span><text:span text:style-name="T5"> For our confidence intervals, the t** value comes from a t-distribution with how many degrees of freedom?</text:span></text:p>
      <text:p text:style-name="P5"/>
      <text:p text:style-name="P8">3 degrees of freedom because n-1 =&gt; 4-1 = 3. </text:p>
      <text:p text:style-name="P5"/>
      <text:p text:style-name="P15"><text:span text:style-name="T5">Now let’s find the t** value. We want to find a critical value corresponding to the middle 95% of the distribution, so our proportion in the lower tail is 95% + half of the remaining 5%:</text:span></text:p>
      <text:p text:style-name="P5"/>
      <text:p text:style-name="Standard"><text:span text:style-name="T11">&gt; C &lt;- 0.95 # confidence level as a percentage</text:span></text:p>
      <text:p text:style-name="Standard"><text:span text:style-name="T11">&gt; alpha &lt;- 1 - C</text:span></text:p>
      <text:p text:style-name="Standard"><text:span text:style-name="T11">&gt; t.star &lt;- qt(alpha/2, df = degrees_of_freedom, lower.tail = FALSE</text:span><text:bookmark text:name="_GoBack"/><text:span text:style-name="T11">) # where degrees_of_freedom is your answer to #1</text:span></text:p>
      <text:p text:style-name="P15"><text:span text:style-name="T9">Question #2</text:span><text:span text:style-name="T5"> What is the t** value for a 95% CI for population mean using a sample of size 4?</text:span></text:p>
      <text:p text:style-name="P5"/>
      <text:p text:style-name="P8">3.182446</text:p>
      <text:p text:style-name="P8"/>
      <text:p text:style-name="P15"><text:span text:style-name="T5">Now that we have all the information we need, we can create our 1000 confidence intervals.</text:span></text:p>
      <text:p text:style-name="P5"/>
      <text:p text:style-name="Standard"><text:span text:style-name="T11">&gt; library(dplyr)</text:span></text:p>
      <text:p text:style-name="Standard"><text:span text:style-name="T11">&gt; squirrel_CI &lt;- squirrel_df %&gt;% mutate(se = sd/sqrt(n_squirrels), CI.low = mean – t.star*se, CI.high = mean + t.star*se)</text:span></text:p>
      <text:p text:style-name="P5"/>
      <text:p text:style-name="P15"><text:span text:style-name="T5">Finally, let’s look at the proportion of confidence intervals that contain the true population mean (</text:span><text:span text:style-name="T5"><draw:frame draw:style-name="fr1" draw:name="Object3" text:anchor-type="as-char" svg:width="0.6189in" svg:height="0.1839in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5">. </text:span></text:p>
      <text:p text:style-name="P5"/>
      <text:p text:style-name="Standard"><text:span text:style-name="T11">&gt; squirrel_CI &lt;- squirrel_CI %&gt;% mutate(hit = CI.low &lt;= 1.7 &amp; CI.high &gt;= 1.7)</text:span></text:p>
      <text:p text:style-name="Standard"><text:span text:style-name="T11">&gt; prop.hit &lt;- sum(squirrel_CI$hit)/n_samples</text:span></text:p>
      <text:p text:style-name="P5"/>
      <text:p text:style-name="P15"><text:span text:style-name="T6">The variable </text:span><text:span text:style-name="T12">hit</text:span><text:span text:style-name="T6"> will be TRUE if the interval contains the true population mean and FALSE if the interval does not. The variable </text:span><text:span text:style-name="T12">prop.hit</text:span><text:span text:style-name="T6">, is </text:span><text:span text:style-name="T5">the proportion of intervals for which</text:span><text:span text:style-name="T12"> hit</text:span><text:span text:style-name="T6"> is TRUE.</text:span></text:p>
      <text:p text:style-name="P5"/>
      <text:p text:style-name="P15"><text:span text:style-name="T9">Question #3</text:span><text:span text:style-name="T5"> Report the confidence interval computed from the first sample below. Write a sentence interpreting the confidence interval.</text:span></text:p>
      <text:p text:style-name="P7"/>
      <text:p text:style-name="P9"/>
      <text:p text:style-name="P9">(1.106229899, 3.042801). <text:span text:style-name="T14">This is the possible range of values that mu can be. Since we have a given mu value of 1.7 and clearly is in this range, we can accept our null hypothesis.</text:span></text:p>
      <text:p text:style-name="P9"/>
      <text:p text:style-name="P5"/>
      <text:p text:style-name="P15"><text:span text:style-name="T9">Question #4</text:span><text:span text:style-name="T5"> What proportion of values in the first sample are within that 95% confidence interval from </text:span><text:span text:style-name="T8">Question #3</text:span><text:span text:style-name="T5">? Is this proportion anywhere close to 95%?</text:span><text:bookmark text:name="_Hlk23834444"/></text:p>
      <text:p text:style-name="P5"/>
      <text:p text:style-name="P10"/>
      <text:p text:style-name="P13">Since the first four values of the matrix returns values inside the weight interval, we don’t have 95% confidence.</text:p>
      <text:p text:style-name="P15"><text:soft-page-break/><text:span text:style-name="T9">Question #5</text:span><text:span text:style-name="T5"> Use the </text:span><text:span text:style-name="T11">pnorm</text:span><text:span text:style-name="T5"> command to find find the proportion of values (from a N(1.7, 0.5) distribution) that we expect to be within that 95% confidence interval from </text:span><text:span text:style-name="T8">Question #3</text:span><text:span text:style-name="T5"> (look at Lab 13 for example code). Is this proportion anywhere close to 95%?</text:span></text:p>
      <text:p text:style-name="P5"/>
      <text:p text:style-name="P12">The proportion is 0.8824927 and is <text:span text:style-name="T15">not 95%.</text:span></text:p>
      <text:p text:style-name="P12"/>
      <text:p text:style-name="P15"><text:span text:style-name="T9">Question #6</text:span><text:span text:style-name="T5"> What proportion of population means are within that 95% confidence interval from </text:span><text:span text:style-name="T8">Question #3</text:span><text:span text:style-name="T5">? Is this proportion anywhere close to 95%?</text:span></text:p>
      <text:p text:style-name="P5"/>
      <text:p text:style-name="P12">Since the value of mu is in the range of values, the probability will be either 0% or 100%, and will never be 95%</text:p>
      <text:p text:style-name="P5"/>
      <text:p text:style-name="P15"><text:span text:style-name="T9">Question #7</text:span><text:span text:style-name="T5"> What proportion of your 95% CIs contain the true population mean? Is this anywhere close to 95%?</text:span></text:p>
      <text:p text:style-name="P5"/>
      <text:p text:style-name="P11">Our proportion of values is 0.949 which is nearly the 95% we proposed earlier.</text:p>
      <text:p text:style-name="P11"/>
      <text:p text:style-name="P15"><text:span text:style-name="T5">Now let’s try to estimate the population mean petal length of </text:span><text:span text:style-name="T7">setosa</text:span><text:span text:style-name="T5"> irises.</text:span></text:p>
      <text:p text:style-name="P5"/>
      <text:p text:style-name="P15"><text:span text:style-name="T13">&gt; setosa.petal.length &lt;- iris %&gt;% filter(Species == "setosa") %&gt;% select(Petal.Length)</text:span></text:p>
      <text:p text:style-name="P17"/>
      <text:p text:style-name="P15"><text:span text:style-name="T13">&gt; t.test(setosa.petal.length$Petal.Length, conf.level = 0.95) # we use the t.test command to do a CI for mean but the only argument we need is the confidence level</text:span></text:p>
      <text:p text:style-name="P5"/>
      <text:p text:style-name="P5"/>
      <text:p text:style-name="P15"><text:span text:style-name="T9">Question #8</text:span><text:span text:style-name="T5"> Paste the output from R below. Write a sentence interpreting the interval.</text:span></text:p>
      <text:p text:style-name="P6"><text:tab/>One Sample t-test</text:p>
      <text:p text:style-name="P6"/>
      <text:p text:style-name="P6">data: <text:s/>setosa.petal.length$Petal.Length</text:p>
      <text:p text:style-name="P6">t = 59.528, df = 49, p-value &lt; 2.2e-16</text:p>
      <text:p text:style-name="P6">alternative hypothesis: true mean is not equal to 0</text:p>
      <text:p text:style-name="P6">95 percent confidence interval:</text:p>
      <text:p text:style-name="P6"><text:s/>1.412645 1.511355</text:p>
      <text:p text:style-name="P6">sample estimates:</text:p>
      <text:p text:style-name="P6">mean of x </text:p>
      <text:p text:style-name="P6"><text:s text:c="4"/>1.462 </text:p>
      <text:p text:style-name="P6"/>
      <text:p text:style-name="P13">The interval in this given sample is (1.412645, 1.511355), where the value of mu should be.</text:p>
      <text:p text:style-name="P5"/>
      <text:p text:style-name="P15"><text:span text:style-name="T9">Question #9</text:span><text:span text:style-name="T5"> If we changed the confidence level to 99%, would you expect the confidence interval to get wider or narrower? Explain your reasoning.</text:span></text:p>
      <text:p text:style-name="P5"/>
      <text:p text:style-name="P6">The confidence interval would widen because there is less alpha area on the graph.</text:p>
      <text:p text:style-name="P6"/>
      <text:p text:style-name="P15"><text:span text:style-name="T5">Now change the confidence level to 0.99 and re-run the </text:span><text:span text:style-name="T13">t.test</text:span><text:span text:style-name="T5"> command.</text:span></text:p>
      <text:p text:style-name="P5"/>
      <text:p text:style-name="P5"/>
      <text:p text:style-name="P15"><text:span text:style-name="T9"/></text:p>
      <text:p text:style-name="P15"><text:soft-page-break/><text:span text:style-name="T9"/></text:p>
      <text:p text:style-name="P15"><text:span text:style-name="T9"/></text:p>
      <text:p text:style-name="P15"><text:span text:style-name="T9">Question #10</text:span><text:span text:style-name="T5"> Paste the output from R below. Did the confidence interval get wider/narrower as you expected?</text:span></text:p>
      <text:p text:style-name="P5"/>
      <text:p text:style-name="P5"/>
      <text:p text:style-name="P3"><text:tab/>One Sample t-test</text:p>
      <text:p text:style-name="P3"/>
      <text:p text:style-name="P3">data: <text:s/>setosa.petal.length$Petal.Length</text:p>
      <text:p text:style-name="P3">t = 59.528, df = 49, p-value &lt; 2.2e-16</text:p>
      <text:p text:style-name="P3">alternative hypothesis: true mean is not equal to 0</text:p>
      <text:p text:style-name="P3">95 percent confidence interval:</text:p>
      <text:p text:style-name="P3"><text:s/>1.412645 1.511355</text:p>
      <text:p text:style-name="P3">sample estimates:</text:p>
      <text:p text:style-name="P3">mean of x </text:p>
      <text:p text:style-name="P3"><text:s text:c="4"/>1.462 </text:p>
      <text:p text:style-name="P3"/>
      <text:p text:style-name="P4">It did get wider as expec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mbria1" svg:font-family="Cambria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ight</meta:initial-creator>
    <meta:editing-cycles>4</meta:editing-cycles>
    <meta:creation-date>2019-11-06T00:45:00</meta:creation-date>
    <dc:date>2019-11-12T14:02:42.277672410</dc:date>
    <meta:editing-duration>PT19M48S</meta:editing-duration>
    <meta:generator>LibreOffice/5.1.6.2$Linux_X86_64 LibreOffice_project/10m0$Build-2</meta:generator>
    <meta:document-statistic meta:table-count="0" meta:image-count="0" meta:object-count="3" meta:page-count="4" meta:paragraph-count="71" meta:word-count="967" meta:character-count="5674" meta:non-whitespace-character-count="47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math xmlns="http://www.w3.org/1998/Math/MathML" display="block">
  <semantics>
    <mrow>
      <mover accent="true">
        <mi>X</mi>
        <mo stretchy="false">´</mo>
      </mover>
      <mi>±</mi>
      <mi>E</mi>
    </mrow>
    <annotation encoding="StarMath 5.0">acute {X} ±E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row/>
              <mo stretchy="false">∗</mo>
              <mrow/>
            </mrow>
            <mfrac>
              <mi>s</mi>
              <msqrt>
                <mi>n</mi>
              </msqrt>
            </mfrac>
          </mrow>
        </mtd>
      </mtr>
      <mtr>
        <mtd>
          <mrow>
            <mi>E</mi>
            <mo stretchy="false">=</mo>
            <msup>
              <mi>t</mi>
              <mrow/>
            </msup>
          </mrow>
        </mtd>
      </mtr>
    </mtable>
    <annotation encoding="StarMath 5.0">E= {t} ^ {**} {s} over {sqrt {n}}</annotation>
  </semantics>
</math>
</file>

<file path=Object 6/content.xml><?xml version="1.0" encoding="utf-8"?>
<math xmlns="http://www.w3.org/1998/Math/MathML" display="block">
  <semantics>
    <mrow>
      <mrow>
        <mi>μ</mi>
        <mo stretchy="false">=</mo>
        <mn>1.7</mn>
      </mrow>
      <mrow/>
    </mrow>
    <annotation encoding="StarMath 5.0">μ=1.7)</annotation>
  </semantics>
</math>
</file>